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13243254</text:p>
      <text:p text:style-name="Standard">sadsdfsdfsdfnaehafhgjmtj</text:p>
      <text:p text:style-name="Standard">sfdfasagw32423515</text:p>
      <text:p text:style-name="Standard">sdffvgadfgewrt4857156t9ygaiuhgruqgtkagfjkagw</text:p>
      <text:p text:style-name="Standard">56986723562876teirhgkdfshgk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7</meta:editing-cycles>
    <meta:generator>OpenOffice/4.1.9$Win32 OpenOffice.org_project/419m1$Build-9805</meta:generator>
    <dc:date>2021-04-22T15:15:33.29</dc:date>
    <dc:creator>v k</dc:creator>
    <meta:document-statistic meta:table-count="0" meta:image-count="0" meta:object-count="0" meta:page-count="1" meta:paragraph-count="5" meta:word-count="5" meta:character-count="125"/>
    <meta:user-defined meta:name="Info 1"/>
    <meta:user-defined meta:name="Info 2"/>
    <meta:user-defined meta:name="Info 3"/>
    <meta:user-defined meta:name="Info 4"/>
  </office:meta>
</office:document-meta>
</file>